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9.017cm" svg:height="2.143cm" svg:x="2.753cm" svg:y="0.797cm">
          <text:p text:style-name="P1"><text:span text:style-name="T1">Security implemented by other life cycle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794cm" svg:height="1.397cm" svg:x="1.016cm" svg:y="5.715cm">
          <text:p text:style-name="P1"><text:span text:style-name="T1">Acquisi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413cm" svg:y1="5.715cm" svg:x2="3.556cm" svg:y2="4.699cm" draw:start-shape="id1" draw:start-glue-point="0" draw:end-shape="id2" svg:d="M2413 5715l1143-1016" svg:viewBox="0 0 1144 1017">
          <text:p/>
        </draw:connector>
        <draw:connector draw:style-name="gr3" draw:text-style-name="P1" draw:layer="layout" draw:type="line" svg:x1="9.462cm" svg:y1="3.81cm" svg:x2="7.261cm" svg:y2="2.94cm" draw:start-shape="id3" draw:start-glue-point="4" draw:end-shape="id4" svg:d="M9462 3810l-2201-870" svg:viewBox="0 0 2202 871">
          <text:p/>
        </draw:connector>
        <draw:custom-shape draw:style-name="gr2" draw:text-style-name="P3" xml:id="id9" draw:id="id9" draw:layer="layout" svg:width="2.54cm" svg:height="1.016cm" svg:x="12.192cm" svg:y="6.477cm">
          <text:p text:style-name="P1"><text:span text:style-name="T1">Project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5.334cm" svg:height="1.27cm" svg:x="0.889cm" svg:y="3.429cm">
          <text:p text:style-name="P1"><text:span text:style-name="T1">Agree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556cm" svg:y1="3.429cm" svg:x2="7.262cm" svg:y2="2.94cm" draw:start-shape="id2" draw:start-glue-point="4" draw:end-shape="id4" draw:end-glue-point="8" svg:d="M3556 3429l3706-489" svg:viewBox="0 0 3707 490">
          <text:p/>
        </draw:connector>
        <draw:custom-shape draw:style-name="gr1" draw:text-style-name="P2" xml:id="id3" draw:id="id3" draw:layer="layout" svg:width="5.969cm" svg:height="1.905cm" svg:x="6.477cm" svg:y="3.81cm">
          <text:p text:style-name="P1"><text:span text:style-name="T1">Organizational project-enabling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5.969cm" svg:height="1.905cm" svg:x="13.335cm" svg:y="3.683cm">
          <text:p text:style-name="P1"><text:span text:style-name="T1">Technical manage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6.32cm" svg:y1="3.683cm" svg:x2="7.262cm" svg:y2="2.941cm" draw:start-shape="id5" draw:start-glue-point="4" svg:d="M16320 3683l-9058-742" svg:viewBox="0 0 9059 743">
          <text:p/>
        </draw:connector>
        <draw:custom-shape draw:style-name="gr2" draw:text-style-name="P3" xml:id="id6" draw:id="id6" draw:layer="layout" svg:width="3.302cm" svg:height="1.905cm" svg:x="3.302cm" svg:y="7.62cm">
          <text:p text:style-name="P1"><text:span text:style-name="T1">Infrastructure manag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953cm" svg:y1="7.62cm" svg:x2="9.462cm" svg:y2="5.715cm" draw:start-shape="id6" draw:start-glue-point="0" draw:end-shape="id3" draw:end-glue-point="8" svg:d="M4953 7620l4509-1905" svg:viewBox="0 0 4510 1906">
          <text:p/>
        </draw:connector>
        <draw:custom-shape draw:style-name="gr2" draw:text-style-name="P3" xml:id="id7" draw:id="id7" draw:layer="layout" svg:width="3.302cm" svg:height="2.159cm" svg:x="8.509cm" svg:y="7.493cm">
          <text:p text:style-name="P1"><text:span text:style-name="T1">Human resource management <text:s/>(peop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3.81cm" svg:height="2.413cm" svg:x="9.017cm" svg:y="10.414cm">
          <text:p text:style-name="P1"><text:span text:style-name="T1">Key developers know how to develop secure softwa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0.16cm" svg:y1="7.493cm" svg:x2="9.462cm" svg:y2="5.716cm" draw:start-shape="id7" draw:start-glue-point="0" svg:d="M10160 7493l-698-1777" svg:viewBox="0 0 699 1778">
          <text:p/>
        </draw:connector>
        <draw:connector draw:style-name="gr3" draw:text-style-name="P1" draw:layer="layout" draw:type="line" svg:x1="10.922cm" svg:y1="10.414cm" svg:x2="10.16cm" svg:y2="9.652cm" draw:start-shape="id8" draw:start-glue-point="0" draw:end-shape="id7" draw:end-glue-point="2" svg:d="M10922 10414l-762-762" svg:viewBox="0 0 763 763">
          <text:p/>
        </draw:connector>
        <draw:custom-shape draw:style-name="gr2" draw:text-style-name="P3" xml:id="id10" draw:id="id10" draw:layer="layout" svg:width="3.175cm" svg:height="1.016cm" svg:x="12.827cm" svg:y="7.874cm">
          <text:p text:style-name="P1"><text:span text:style-name="T1">Risk 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1" draw:id="id11" draw:layer="layout" svg:width="3.175cm" svg:height="1.016cm" svg:x="13.462cm" svg:y="9.652cm">
          <text:p text:style-name="P1"><text:span text:style-name="T1">Configuration 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2" draw:id="id12" draw:layer="layout" svg:width="3.175cm" svg:height="1.016cm" svg:x="16.002cm" svg:y="11.684cm">
          <text:p text:style-name="P1"><text:span text:style-name="T1">Quality assur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462cm" svg:y1="6.477cm" svg:x2="16.32cm" svg:y2="5.588cm" draw:start-shape="id9" draw:start-glue-point="0" draw:end-shape="id5" draw:end-glue-point="8" svg:d="M13462 6477l2858-889" svg:viewBox="0 0 2859 890">
          <text:p/>
        </draw:connector>
        <draw:connector draw:style-name="gr3" draw:text-style-name="P1" draw:layer="layout" draw:type="line" svg:x1="14.414cm" svg:y1="7.874cm" svg:x2="16.32cm" svg:y2="5.584cm" draw:start-shape="id10" draw:start-glue-point="0" svg:d="M14414 7874l1906-2290" svg:viewBox="0 0 1907 2291">
          <text:p/>
        </draw:connector>
        <draw:connector draw:style-name="gr3" draw:text-style-name="P1" draw:layer="layout" draw:type="line" svg:x1="16.637cm" svg:y1="10.16cm" svg:x2="16.32cm" svg:y2="5.585cm" draw:start-shape="id11" draw:start-glue-point="1" svg:d="M16637 10160l-317-4575" svg:viewBox="0 0 318 4576">
          <text:p/>
        </draw:connector>
        <draw:connector draw:style-name="gr3" draw:text-style-name="P1" draw:layer="layout" draw:type="line" svg:x1="17.589cm" svg:y1="11.684cm" svg:x2="16.321cm" svg:y2="5.586cm" draw:start-shape="id12" draw:start-glue-point="0" svg:d="M17589 11684l-1268-6098" svg:viewBox="0 0 1269 6099">
          <text:p/>
        </draw:connector>
        <draw:custom-shape draw:style-name="gr2" draw:text-style-name="P3" xml:id="id13" draw:id="id13" draw:layer="layout" svg:width="3.302cm" svg:height="2.794cm" svg:x="1.016cm" svg:y="10.414cm">
          <text:p text:style-name="P1"><text:span text:style-name="T1">Contracts with deployment and CDN provi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667cm" svg:y1="10.414cm" svg:x2="2.413cm" svg:y2="7.112cm" draw:start-shape="id13" draw:start-glue-point="0" draw:end-shape="id1" draw:end-glue-point="2" svg:d="M2667 10414l-254-3302" svg:viewBox="0 0 255 3303">
          <text:p/>
        </draw:connector>
        <draw:custom-shape draw:style-name="gr2" draw:text-style-name="P3" xml:id="id14" draw:id="id14" draw:layer="layout" svg:width="3.556cm" svg:height="2.54cm" svg:x="2.667cm" svg:y="13.716cm">
          <text:p text:style-name="P1"><text:span text:style-name="T1">Development &amp; test environments protected from att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5" draw:id="id15" draw:layer="layout" svg:width="3.556cm" svg:height="2.54cm" svg:x="7.112cm" svg:y="13.716cm">
          <text:p text:style-name="P1"><text:span text:style-name="T1">CI automated test environment does not have protected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445cm" svg:y1="13.716cm" svg:x2="4.953cm" svg:y2="9.525cm" draw:start-shape="id14" draw:start-glue-point="0" draw:end-shape="id6" draw:end-glue-point="2" svg:d="M4445 13716l508-4191" svg:viewBox="0 0 509 4192">
          <text:p/>
        </draw:connector>
        <draw:connector draw:style-name="gr3" draw:text-style-name="P1" draw:layer="layout" draw:type="line" svg:x1="8.89cm" svg:y1="13.716cm" svg:x2="5cm" svg:y2="9.526cm" draw:start-shape="id15" draw:start-glue-point="0" svg:d="M8890 13716l-3890-4190" svg:viewBox="0 0 3891 41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8-07-05T12:36:09.932984833</dc:date>
    <meta:editing-duration>PT3H29M8S</meta:editing-duration>
    <meta:editing-cycles>54</meta:editing-cycles>
    <meta:generator>LibreOffice/4.2.8.2$Linux_X86_64 LibreOffice_project/420m0$Build-2</meta:generator>
    <meta:document-statistic meta:object-count="29"/>
  </office:meta>
</office:document-meta>
</file>